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37.3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81.3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83.59pt"/>
    </style:style>
    <style:style style:name="co8" style:family="table-column">
      <style:table-column-properties fo:break-before="auto" style:column-width="57.34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79.74pt"/>
    </style:style>
    <style:style style:name="co11" style:family="table-column">
      <style:table-column-properties fo:break-before="auto" style:column-width="67.41pt"/>
    </style:style>
    <style:style style:name="co12" style:family="table-column">
      <style:table-column-properties fo:break-before="auto" style:column-width="41.16pt"/>
    </style:style>
    <style:style style:name="co13" style:family="table-column">
      <style:table-column-properties fo:break-before="auto" style:column-width="61.99pt"/>
    </style:style>
    <style:style style:name="co14" style:family="table-column">
      <style:table-column-properties fo:break-before="auto" style:column-width="85.89pt"/>
    </style:style>
    <style:style style:name="co15" style:family="table-column">
      <style:table-column-properties fo:break-before="auto" style:column-width="69.7pt"/>
    </style:style>
    <style:style style:name="co16" style:family="table-column">
      <style:table-column-properties fo:break-before="auto" style:column-width="72pt"/>
    </style:style>
    <style:style style:name="co17" style:family="table-column">
      <style:table-column-properties fo:break-before="auto" style:column-width="24.89pt"/>
    </style:style>
    <style:style style:name="co18" style:family="table-column">
      <style:table-column-properties fo:break-before="auto" style:column-width="89.74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query5-UK-USA-al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Period Desc.</text:p>
          </table:table-cell>
          <table:table-cell office:value-type="string" calcext:value-type="string">
            <text:p>Aggregate Level</text:p>
          </table:table-cell>
          <table:table-cell office:value-type="string" calcext:value-type="string">
            <text:p>Is Leaf Code</text:p>
          </table:table-cell>
          <table:table-cell office:value-type="string" calcext:value-type="string">
            <text:p>Trade Flow Code</text:p>
          </table:table-cell>
          <table:table-cell office:value-type="string" calcext:value-type="string">
            <text:p>Trade Flow</text:p>
          </table:table-cell>
          <table:table-cell office:value-type="string" calcext:value-type="string">
            <text:p>Reporter Code</text:p>
          </table:table-cell>
          <table:table-cell office:value-type="string" calcext:value-type="string">
            <text:p>Reporter</text:p>
          </table:table-cell>
          <table:table-cell office:value-type="string" calcext:value-type="string">
            <text:p>Reporter ISO</text:p>
          </table:table-cell>
          <table:table-cell office:value-type="string" calcext:value-type="string">
            <text:p>Partner Code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Partner ISO</text:p>
          </table:table-cell>
          <table:table-cell office:value-type="string" calcext:value-type="string">
            <text:p>Commodity Code</text:p>
          </table:table-cell>
          <table:table-cell office:value-type="string" calcext:value-type="string">
            <text:p>Commodity</text:p>
          </table:table-cell>
          <table:table-cell office:value-type="string" calcext:value-type="string">
            <text:p>Qty Unit Code</text:p>
          </table:table-cell>
          <table:table-cell office:value-type="string" calcext:value-type="string">
            <text:p>Qty Uni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Netweight (kg)</text:p>
          </table:table-cell>
          <table:table-cell office:value-type="string" calcext:value-type="string">
            <text:p>Trade Value (US$)</text:p>
          </table:table-cell>
          <table:table-cell office:value-type="string" calcext:value-type="string">
            <text:p>Flag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10624009" calcext:value-type="float">
            <text:p>210624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27540184" calcext:value-type="float">
            <text:p>627540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28566032" calcext:value-type="float">
            <text:p>128566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67028708" calcext:value-type="float">
            <text:p>567028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3</text:p>
          </table:table-cell>
          <table:table-cell table:number-columns-repeated="3"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45947387" calcext:value-type="float">
            <text:p>245947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3</text:p>
          </table:table-cell>
          <table:table-cell table:number-columns-repeated="3"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845456204" calcext:value-type="float">
            <text:p>845456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3</text:p>
          </table:table-cell>
          <table:table-cell table:number-columns-repeated="3"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10060708" calcext:value-type="float">
            <text:p>110060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3</text:p>
          </table:table-cell>
          <table:table-cell table:number-columns-repeated="3"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34711314" calcext:value-type="float">
            <text:p>334711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3</text:p>
          </table:table-cell>
          <table:table-cell table:number-columns-repeated="3"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32258052" calcext:value-type="float">
            <text:p>132258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3</text:p>
          </table:table-cell>
          <table:table-cell table:number-columns-repeated="3"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31582527" calcext:value-type="float">
            <text:p>531582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3</text:p>
          </table:table-cell>
          <table:table-cell table:number-columns-repeated="3"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02475155" calcext:value-type="float">
            <text:p>202475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3</text:p>
          </table:table-cell>
          <table:table-cell table:number-columns-repeated="3"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04986015" calcext:value-type="float">
            <text:p>704986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6013259" calcext:value-type="float">
            <text:p>76013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32791214" calcext:value-type="float">
            <text:p>332791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4901139" calcext:value-type="float">
            <text:p>74901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01197424" calcext:value-type="float">
            <text:p>401197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88872942" calcext:value-type="float">
            <text:p>88872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55196285" calcext:value-type="float">
            <text:p>755196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17471785" calcext:value-type="float">
            <text:p>117471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69211456" calcext:value-type="float">
            <text:p>669211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33303186" calcext:value-type="float">
            <text:p>133303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873934903" calcext:value-type="float">
            <text:p>873934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16348951" calcext:value-type="float">
            <text:p>216348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39377165" calcext:value-type="float">
            <text:p>739377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01976104" calcext:value-type="float">
            <text:p>101976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83876416" calcext:value-type="float">
            <text:p>483876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21513720" calcext:value-type="float">
            <text:p>121513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59206208" calcext:value-type="float">
            <text:p>459206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09046680" calcext:value-type="float">
            <text:p>109046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93811264" calcext:value-type="float">
            <text:p>493811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96409767" calcext:value-type="float">
            <text:p>96409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62581721" calcext:value-type="float">
            <text:p>462581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15843538" calcext:value-type="float">
            <text:p>115843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63141746" calcext:value-type="float">
            <text:p>463141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88378270" calcext:value-type="float">
            <text:p>88378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61352737" calcext:value-type="float">
            <text:p>361352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0</text:p>
          </table:table-cell>
          <table:table-cell table:number-columns-repeated="3"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5662756" calcext:value-type="float">
            <text:p>55662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0</text:p>
          </table:table-cell>
          <table:table-cell table:number-columns-repeated="3"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92057920" calcext:value-type="float">
            <text:p>392057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0</text:p>
          </table:table-cell>
          <table:table-cell table:number-columns-repeated="3"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6561640" calcext:value-type="float">
            <text:p>56561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0</text:p>
          </table:table-cell>
          <table:table-cell table:number-columns-repeated="3"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33850176" calcext:value-type="float">
            <text:p>533850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0</text:p>
          </table:table-cell>
          <table:table-cell table:number-columns-repeated="3"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85946320" calcext:value-type="float">
            <text:p>85946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5</text:p>
          </table:table-cell>
          <table:table-cell office:value-type="string" calcext:value-type="string">
            <text:p>H0</text:p>
          </table:table-cell>
          <table:table-cell table:number-columns-repeated="3"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59443584" calcext:value-type="float">
            <text:p>45944358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/00/0000</text:date>, <text:time style:data-style-name="N2" text:time-value="11:57:38.000586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Linux_X86_64 LibreOffice_project/40m0$Build-3</meta:generator>
    <dc:date>2015-02-19T11:58:38.877442586</dc:date>
    <meta:editing-duration>PT1M1S</meta:editing-duration>
    <meta:editing-cycles>1</meta:editing-cycles>
    <meta:document-statistic meta:table-count="1" meta:cell-count="905" meta:object-count="0"/>
  </office:meta>
</office:document-meta>
</file>